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ackground-color="#ffffa6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fo:font-weight="bold" style:font-weight-asian="bold" style:font-weight-complex="bold"/>
    </style:style>
    <style:style style:name="ce9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cccccc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textarea-horizontal-align="justify" draw:textarea-vertical-align="middle" draw:auto-grow-height="false" fo:min-height="81.5pt" fo:min-width="77.27pt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table:table-background="true" svg:width="154.52pt" svg:height="251.46pt" svg:x="709.46pt" svg:y="64.01pt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z-index="1" draw:style-name="gr2" draw:text-style-name="P2" svg:width="453.51pt" svg:height="255.09pt" svg:x="908.22pt" svg:y="63.81pt">
            <draw:object draw:notify-on-update-of-ranges="Sheet1.A5:Sheet1.A25 Sheet1.B5:Sheet1.B5 Sheet1.B5:Sheet1.B25 Sheet1.A5:Sheet1.A25 Sheet1.C5:Sheet1.C5 Sheet1.C5:Sheet1.C25 Sheet1.A5:Sheet1.A25 Sheet1.D5:Sheet1.D5 Sheet1.D5:Sheet1.D25 Sheet1.A5:Sheet1.A25 Sheet1.E5:Sheet1.E5 Sheet1.E5:Sheet1.E25 Sheet1.A5:Sheet1.A25 Sheet1.F5:Sheet1.F5 Sheet1.F5:Sheet1.F25 Sheet1.A5:Sheet1.A25 Sheet1.G5:Sheet1.G5 Sheet1.G5:Sheet1.G25 Sheet1.A5:Sheet1.A25 Sheet1.H5:Sheet1.H5 Sheet1.H5:Sheet1.H25 Sheet1.A5:Sheet1.A25 Sheet1.I5:Sheet1.I5 Sheet1.I5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Default" office:value-type="float" office:value="12.125" calcext:value-type="float">
            <text:p>12.125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Angle from horizontal (90-A)…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b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B5]+2" office:value-type="float" office:value="8" calcext:value-type="float">
            <text:p>8</text:p>
          </table:table-cell>
          <table:table-cell table:style-name="ce6" table:formula="of:=[.C5]+2" office:value-type="float" office:value="10" calcext:value-type="float">
            <text:p>10</text:p>
          </table:table-cell>
          <table:table-cell table:style-name="ce6" table:formula="of:=[.D5]+2" office:value-type="float" office:value="12" calcext:value-type="float">
            <text:p>12</text:p>
          </table:table-cell>
          <table:table-cell table:style-name="ce6" table:formula="of:=[.E5]+2" office:value-type="float" office:value="14" calcext:value-type="float">
            <text:p>14</text:p>
          </table:table-cell>
          <table:table-cell table:style-name="ce6" table:formula="of:=[.F5]+2" office:value-type="float" office:value="16" calcext:value-type="float">
            <text:p>16</text:p>
          </table:table-cell>
          <table:table-cell table:style-name="ce6" table:formula="of:=[.G5]+2" office:value-type="float" office:value="18" calcext:value-type="float">
            <text:p>18</text:p>
          </table:table-cell>
          <table:table-cell table:style-name="ce6" table:formula="of:=[.H5]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0-DEGREES(ACOS((POWER([.B$5];2)+POWER([.$A6];2)-POWER([.$B$1];2))/(2*[.B$5]*[.$A6])))" office:value-type="string" office:string-value="" calcext:value-type="error">
            <text:p>#NUM!</text:p>
          </table:table-cell>
          <table:table-cell table:formula="of:=90-DEGREES(ACOS((POWER([.C$5];2)+POWER([.$A6];2)-POWER([.$B$1];2))/(2*[.C$5]*[.$A6])))" office:value-type="float" office:value="-29.3238944215693" calcext:value-type="float">
            <text:p>-29.3</text:p>
          </table:table-cell>
          <table:table-cell table:formula="of:=90-DEGREES(ACOS((POWER([.D$5];2)+POWER([.$A6];2)-POWER([.$B$1];2))/(2*[.D$5]*[.$A6])))" office:value-type="float" office:value="-5.26698844040071" calcext:value-type="float">
            <text:p>-5.3</text:p>
          </table:table-cell>
          <table:table-cell table:style-name="ce7" table:formula="of:=90-DEGREES(ACOS((POWER([.E$5];2)+POWER([.$A6];2)-POWER([.$B$1];2))/(2*[.E$5]*[.$A6])))" office:value-type="float" office:value="13.2416280244789" calcext:value-type="float">
            <text:p>13.2</text:p>
          </table:table-cell>
          <table:table-cell table:formula="of:=90-DEGREES(ACOS((POWER([.F$5];2)+POWER([.$A6];2)-POWER([.$B$1];2))/(2*[.F$5]*[.$A6])))" office:value-type="float" office:value="30.3884162205109" calcext:value-type="float">
            <text:p>30.4</text:p>
          </table:table-cell>
          <table:table-cell table:formula="of:=90-DEGREES(ACOS((POWER([.G$5];2)+POWER([.$A6];2)-POWER([.$B$1];2))/(2*[.G$5]*[.$A6])))" office:value-type="float" office:value="49.0364638901312" calcext:value-type="float">
            <text:p>49.0</text:p>
          </table:table-cell>
          <table:table-cell table:formula="of:=90-DEGREES(ACOS((POWER([.H$5];2)+POWER([.$A6];2)-POWER([.$B$1];2))/(2*[.H$5]*[.$A6])))" office:value-type="float" office:value="80.414693728315" calcext:value-type="float">
            <text:p>80.4</text:p>
          </table:table-cell>
          <table:table-cell table:formula="of:=90-DEGREES(ACOS((POWER([.I$5];2)+POWER([.$A6];2)-POWER([.$B$1];2))/(2*[.I$5]*[.$A6])))" office:value-type="string" office:string-value="" calcext:value-type="error">
            <text:p>#NUM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0-DEGREES(ACOS((POWER([.B$5];2)+POWER([.$A7];2)-POWER([.$B$1];2))/(2*[.B$5]*[.$A7])))" office:value-type="float" office:value="-47.585209531092" calcext:value-type="float">
            <text:p>-47.6</text:p>
          </table:table-cell>
          <table:table-cell table:formula="of:=90-DEGREES(ACOS((POWER([.C$5];2)+POWER([.$A7];2)-POWER([.$B$1];2))/(2*[.C$5]*[.$A7])))" office:value-type="float" office:value="-17.6806276229646" calcext:value-type="float">
            <text:p>-17.7</text:p>
          </table:table-cell>
          <table:table-cell table:formula="of:=90-DEGREES(ACOS((POWER([.D$5];2)+POWER([.$A7];2)-POWER([.$B$1];2))/(2*[.D$5]*[.$A7])))" office:value-type="float" office:value="0.812143713197926" calcext:value-type="float">
            <text:p>0.8</text:p>
          </table:table-cell>
          <table:table-cell table:style-name="ce7" table:formula="of:=90-DEGREES(ACOS((POWER([.E$5];2)+POWER([.$A7];2)-POWER([.$B$1];2))/(2*[.E$5]*[.$A7])))" office:value-type="float" office:value="15.8855416068934" calcext:value-type="float">
            <text:p>15.9</text:p>
          </table:table-cell>
          <table:table-cell table:formula="of:=90-DEGREES(ACOS((POWER([.F$5];2)+POWER([.$A7];2)-POWER([.$B$1];2))/(2*[.F$5]*[.$A7])))" office:value-type="float" office:value="29.9947259478975" calcext:value-type="float">
            <text:p>30.0</text:p>
          </table:table-cell>
          <table:table-cell table:formula="of:=90-DEGREES(ACOS((POWER([.G$5];2)+POWER([.$A7];2)-POWER([.$B$1];2))/(2*[.G$5]*[.$A7])))" office:value-type="float" office:value="44.8527664001729" calcext:value-type="float">
            <text:p>44.9</text:p>
          </table:table-cell>
          <table:table-cell table:formula="of:=90-DEGREES(ACOS((POWER([.H$5];2)+POWER([.$A7];2)-POWER([.$B$1];2))/(2*[.H$5]*[.$A7])))" office:value-type="float" office:value="63.7358381005665" calcext:value-type="float">
            <text:p>63.7</text:p>
          </table:table-cell>
          <table:table-cell table:formula="of:=90-DEGREES(ACOS((POWER([.I$5];2)+POWER([.$A7];2)-POWER([.$B$1];2))/(2*[.I$5]*[.$A7])))" office:value-type="string" office:string-value="" calcext:value-type="error">
            <text:p>#NUM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0-DEGREES(ACOS((POWER([.B$5];2)+POWER([.$A8];2)-POWER([.$B$1];2))/(2*[.B$5]*[.$A8])))" office:value-type="float" office:value="-29.3238944215693" calcext:value-type="float">
            <text:p>-29.3</text:p>
          </table:table-cell>
          <table:table-cell table:formula="of:=90-DEGREES(ACOS((POWER([.C$5];2)+POWER([.$A8];2)-POWER([.$B$1];2))/(2*[.C$5]*[.$A8])))" office:value-type="float" office:value="-8.54346077472879" calcext:value-type="float">
            <text:p>-8.5</text:p>
          </table:table-cell>
          <table:table-cell table:formula="of:=90-DEGREES(ACOS((POWER([.D$5];2)+POWER([.$A8];2)-POWER([.$B$1];2))/(2*[.D$5]*[.$A8])))" office:value-type="float" office:value="6.09356206734078" calcext:value-type="float">
            <text:p>6.1</text:p>
          </table:table-cell>
          <table:table-cell table:style-name="ce7" table:formula="of:=90-DEGREES(ACOS((POWER([.E$5];2)+POWER([.$A8];2)-POWER([.$B$1];2))/(2*[.E$5]*[.$A8])))" office:value-type="float" office:value="18.5194736176019" calcext:value-type="float">
            <text:p>18.5</text:p>
          </table:table-cell>
          <table:table-cell table:formula="of:=90-DEGREES(ACOS((POWER([.F$5];2)+POWER([.$A8];2)-POWER([.$B$1];2))/(2*[.F$5]*[.$A8])))" office:value-type="float" office:value="30.2911682439592" calcext:value-type="float">
            <text:p>30.3</text:p>
          </table:table-cell>
          <table:table-cell table:formula="of:=90-DEGREES(ACOS((POWER([.G$5];2)+POWER([.$A8];2)-POWER([.$B$1];2))/(2*[.G$5]*[.$A8])))" office:value-type="float" office:value="42.5101040233241" calcext:value-type="float">
            <text:p>42.5</text:p>
          </table:table-cell>
          <table:table-cell table:formula="of:=90-DEGREES(ACOS((POWER([.H$5];2)+POWER([.$A8];2)-POWER([.$B$1];2))/(2*[.H$5]*[.$A8])))" office:value-type="float" office:value="56.7986385437475" calcext:value-type="float">
            <text:p>56.8</text:p>
          </table:table-cell>
          <table:table-cell table:formula="of:=90-DEGREES(ACOS((POWER([.I$5];2)+POWER([.$A8];2)-POWER([.$B$1];2))/(2*[.I$5]*[.$A8])))" office:value-type="float" office:value="82.1278572810073" calcext:value-type="float">
            <text:p>82.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0-DEGREES(ACOS((POWER([.B$5];2)+POWER([.$A9];2)-POWER([.$B$1];2))/(2*[.B$5]*[.$A9])))" office:value-type="float" office:value="-16.1362493085952" calcext:value-type="float">
            <text:p>-16.1</text:p>
          </table:table-cell>
          <table:table-cell table:formula="of:=90-DEGREES(ACOS((POWER([.C$5];2)+POWER([.$A9];2)-POWER([.$B$1];2))/(2*[.C$5]*[.$A9])))" office:value-type="float" office:value="-0.802017896383447" calcext:value-type="float">
            <text:p>-0.8</text:p>
          </table:table-cell>
          <table:table-cell table:formula="of:=90-DEGREES(ACOS((POWER([.D$5];2)+POWER([.$A9];2)-POWER([.$B$1];2))/(2*[.D$5]*[.$A9])))" office:value-type="float" office:value="10.8828834076524" calcext:value-type="float">
            <text:p>10.9</text:p>
          </table:table-cell>
          <table:table-cell table:style-name="ce7" table:formula="of:=90-DEGREES(ACOS((POWER([.E$5];2)+POWER([.$A9];2)-POWER([.$B$1];2))/(2*[.E$5]*[.$A9])))" office:value-type="float" office:value="21.164004345657" calcext:value-type="float">
            <text:p>21.2</text:p>
          </table:table-cell>
          <table:table-cell table:formula="of:=90-DEGREES(ACOS((POWER([.F$5];2)+POWER([.$A9];2)-POWER([.$B$1];2))/(2*[.F$5]*[.$A9])))" office:value-type="float" office:value="31.0516795700844" calcext:value-type="float">
            <text:p>31.1</text:p>
          </table:table-cell>
          <table:table-cell table:formula="of:=90-DEGREES(ACOS((POWER([.G$5];2)+POWER([.$A9];2)-POWER([.$B$1];2))/(2*[.G$5]*[.$A9])))" office:value-type="float" office:value="41.2745551169271" calcext:value-type="float">
            <text:p>41.3</text:p>
          </table:table-cell>
          <table:table-cell table:formula="of:=90-DEGREES(ACOS((POWER([.H$5];2)+POWER([.$A9];2)-POWER([.$B$1];2))/(2*[.H$5]*[.$A9])))" office:value-type="float" office:value="52.7732985213216" calcext:value-type="float">
            <text:p>52.8</text:p>
          </table:table-cell>
          <table:table-cell table:formula="of:=90-DEGREES(ACOS((POWER([.I$5];2)+POWER([.$A9];2)-POWER([.$B$1];2))/(2*[.I$5]*[.$A9])))" office:value-type="float" office:value="68.0843553876905" calcext:value-type="float">
            <text:p>68.1</text:p>
          </table:table-cell>
          <table:table-cell table:number-columns-repeated="2"/>
          <table:table-cell office:value-type="string" calcext:value-type="string">
            <text:p>    <text:span text:style-name="T1">A</text:span>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0-DEGREES(ACOS((POWER([.B$5];2)+POWER([.$A10];2)-POWER([.$B$1];2))/(2*[.B$5]*[.$A10])))" office:value-type="float" office:value="-5.26698844040071" calcext:value-type="float">
            <text:p>-5.3</text:p>
          </table:table-cell>
          <table:table-cell table:formula="of:=90-DEGREES(ACOS((POWER([.C$5];2)+POWER([.$A10];2)-POWER([.$B$1];2))/(2*[.C$5]*[.$A10])))" office:value-type="float" office:value="6.09356206734078" calcext:value-type="float">
            <text:p>6.1</text:p>
          </table:table-cell>
          <table:table-cell table:formula="of:=90-DEGREES(ACOS((POWER([.D$5];2)+POWER([.$A10];2)-POWER([.$B$1];2))/(2*[.D$5]*[.$A10])))" office:value-type="float" office:value="15.3623106507032" calcext:value-type="float">
            <text:p>15.4</text:p>
          </table:table-cell>
          <table:table-cell table:style-name="ce7" table:formula="of:=90-DEGREES(ACOS((POWER([.E$5];2)+POWER([.$A10];2)-POWER([.$B$1];2))/(2*[.E$5]*[.$A10])))" office:value-type="float" office:value="23.8348386709346" calcext:value-type="float">
            <text:p>23.8</text:p>
          </table:table-cell>
          <table:table-cell table:formula="of:=90-DEGREES(ACOS((POWER([.F$5];2)+POWER([.$A10];2)-POWER([.$B$1];2))/(2*[.F$5]*[.$A10])))" office:value-type="float" office:value="32.1465773832226" calcext:value-type="float">
            <text:p>32.1</text:p>
          </table:table-cell>
          <table:table-cell table:formula="of:=90-DEGREES(ACOS((POWER([.G$5];2)+POWER([.$A10];2)-POWER([.$B$1];2))/(2*[.G$5]*[.$A10])))" office:value-type="float" office:value="40.7739355848275" calcext:value-type="float">
            <text:p>40.8</text:p>
          </table:table-cell>
          <table:table-cell table:formula="of:=90-DEGREES(ACOS((POWER([.H$5];2)+POWER([.$A10];2)-POWER([.$B$1];2))/(2*[.H$5]*[.$A10])))" office:value-type="float" office:value="50.3001333460386" calcext:value-type="float">
            <text:p>50.3</text:p>
          </table:table-cell>
          <table:table-cell table:formula="of:=90-DEGREES(ACOS((POWER([.I$5];2)+POWER([.$A10];2)-POWER([.$B$1];2))/(2*[.I$5]*[.$A10])))" office:value-type="float" office:value="61.9406648282345" calcext:value-type="float">
            <text:p>61.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0-DEGREES(ACOS((POWER([.B$5];2)+POWER([.$A11];2)-POWER([.$B$1];2))/(2*[.B$5]*[.$A11])))" office:value-type="float" office:value="4.33795035608117" calcext:value-type="float">
            <text:p>4.3</text:p>
          </table:table-cell>
          <table:table-cell table:formula="of:=90-DEGREES(ACOS((POWER([.C$5];2)+POWER([.$A11];2)-POWER([.$B$1];2))/(2*[.C$5]*[.$A11])))" office:value-type="float" office:value="12.4636576754174" calcext:value-type="float">
            <text:p>12.5</text:p>
          </table:table-cell>
          <table:table-cell table:formula="of:=90-DEGREES(ACOS((POWER([.D$5];2)+POWER([.$A11];2)-POWER([.$B$1];2))/(2*[.D$5]*[.$A11])))" office:value-type="float" office:value="19.6511602910623" calcext:value-type="float">
            <text:p>19.7</text:p>
          </table:table-cell>
          <table:table-cell table:style-name="ce7" table:formula="of:=90-DEGREES(ACOS((POWER([.E$5];2)+POWER([.$A11];2)-POWER([.$B$1];2))/(2*[.E$5]*[.$A11])))" office:value-type="float" office:value="26.5456376669584" calcext:value-type="float">
            <text:p>26.5</text:p>
          </table:table-cell>
          <table:table-cell table:formula="of:=90-DEGREES(ACOS((POWER([.F$5];2)+POWER([.$A11];2)-POWER([.$B$1];2))/(2*[.F$5]*[.$A11])))" office:value-type="float" office:value="33.4972747619741" calcext:value-type="float">
            <text:p>33.5</text:p>
          </table:table-cell>
          <table:table-cell table:formula="of:=90-DEGREES(ACOS((POWER([.G$5];2)+POWER([.$A11];2)-POWER([.$B$1];2))/(2*[.G$5]*[.$A11])))" office:value-type="float" office:value="40.7957689777112" calcext:value-type="float">
            <text:p>40.8</text:p>
          </table:table-cell>
          <table:table-cell table:formula="of:=90-DEGREES(ACOS((POWER([.H$5];2)+POWER([.$A11];2)-POWER([.$B$1];2))/(2*[.H$5]*[.$A11])))" office:value-type="float" office:value="48.8061664115951" calcext:value-type="float">
            <text:p>48.8</text:p>
          </table:table-cell>
          <table:table-cell table:formula="of:=90-DEGREES(ACOS((POWER([.I$5];2)+POWER([.$A11];2)-POWER([.$B$1];2))/(2*[.I$5]*[.$A11])))" office:value-type="float" office:value="58.2078071819606" calcext:value-type="float">
            <text:p>58.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0-DEGREES(ACOS((POWER([.B$5];2)+POWER([.$A12];2)-POWER([.$B$1];2))/(2*[.B$5]*[.$A12])))" office:value-type="float" office:value="13.2416280244789" calcext:value-type="float">
            <text:p>13.2</text:p>
          </table:table-cell>
          <table:table-cell table:formula="of:=90-DEGREES(ACOS((POWER([.C$5];2)+POWER([.$A12];2)-POWER([.$B$1];2))/(2*[.C$5]*[.$A12])))" office:value-type="float" office:value="18.5194736176019" calcext:value-type="float">
            <text:p>18.5</text:p>
          </table:table-cell>
          <table:table-cell table:formula="of:=90-DEGREES(ACOS((POWER([.D$5];2)+POWER([.$A12];2)-POWER([.$B$1];2))/(2*[.D$5]*[.$A12])))" office:value-type="float" office:value="23.8348386709346" calcext:value-type="float">
            <text:p>23.8</text:p>
          </table:table-cell>
          <table:table-cell table:style-name="ce7" table:formula="of:=90-DEGREES(ACOS((POWER([.E$5];2)+POWER([.$A12];2)-POWER([.$B$1];2))/(2*[.E$5]*[.$A12])))" office:value-type="float" office:value="29.3096340608235" calcext:value-type="float">
            <text:p>29.3</text:p>
          </table:table-cell>
          <table:table-cell table:formula="of:=90-DEGREES(ACOS((POWER([.F$5];2)+POWER([.$A12];2)-POWER([.$B$1];2))/(2*[.F$5]*[.$A12])))" office:value-type="float" office:value="35.0547030547202" calcext:value-type="float">
            <text:p>35.1</text:p>
          </table:table-cell>
          <table:table-cell table:formula="of:=90-DEGREES(ACOS((POWER([.G$5];2)+POWER([.$A12];2)-POWER([.$B$1];2))/(2*[.G$5]*[.$A12])))" office:value-type="float" office:value="41.2094444321726" calcext:value-type="float">
            <text:p>41.2</text:p>
          </table:table-cell>
          <table:table-cell table:formula="of:=90-DEGREES(ACOS((POWER([.H$5];2)+POWER([.$A12];2)-POWER([.$B$1];2))/(2*[.H$5]*[.$A12])))" office:value-type="float" office:value="47.9892601359259" calcext:value-type="float">
            <text:p>48.0</text:p>
          </table:table-cell>
          <table:table-cell table:formula="of:=90-DEGREES(ACOS((POWER([.I$5];2)+POWER([.$A12];2)-POWER([.$B$1];2))/(2*[.I$5]*[.$A12])))" office:value-type="float" office:value="55.7969631765123" calcext:value-type="float">
            <text:p>55.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0-DEGREES(ACOS((POWER([.B$5];2)+POWER([.$A13];2)-POWER([.$B$1];2))/(2*[.B$5]*[.$A13])))" office:value-type="float" office:value="21.8201725574887" calcext:value-type="float">
            <text:p>21.8</text:p>
          </table:table-cell>
          <table:table-cell table:formula="of:=90-DEGREES(ACOS((POWER([.C$5];2)+POWER([.$A13];2)-POWER([.$B$1];2))/(2*[.C$5]*[.$A13])))" office:value-type="float" office:value="24.4177425856667" calcext:value-type="float">
            <text:p>24.4</text:p>
          </table:table-cell>
          <table:table-cell table:formula="of:=90-DEGREES(ACOS((POWER([.D$5];2)+POWER([.$A13];2)-POWER([.$B$1];2))/(2*[.D$5]*[.$A13])))" office:value-type="float" office:value="27.9804765885292" calcext:value-type="float">
            <text:p>28.0</text:p>
          </table:table-cell>
          <table:table-cell table:style-name="ce7" table:formula="of:=90-DEGREES(ACOS((POWER([.E$5];2)+POWER([.$A13];2)-POWER([.$B$1];2))/(2*[.E$5]*[.$A13])))" office:value-type="float" office:value="32.1407679577742" calcext:value-type="float">
            <text:p>32.1</text:p>
          </table:table-cell>
          <table:table-cell table:formula="of:=90-DEGREES(ACOS((POWER([.F$5];2)+POWER([.$A13];2)-POWER([.$B$1];2))/(2*[.F$5]*[.$A13])))" office:value-type="float" office:value="36.7881640116128" calcext:value-type="float">
            <text:p>36.8</text:p>
          </table:table-cell>
          <table:table-cell table:formula="of:=90-DEGREES(ACOS((POWER([.G$5];2)+POWER([.$A13];2)-POWER([.$B$1];2))/(2*[.G$5]*[.$A13])))" office:value-type="float" office:value="41.9307305745128" calcext:value-type="float">
            <text:p>41.9</text:p>
          </table:table-cell>
          <table:table-cell table:formula="of:=90-DEGREES(ACOS((POWER([.H$5];2)+POWER([.$A13];2)-POWER([.$B$1];2))/(2*[.H$5]*[.$A13])))" office:value-type="float" office:value="47.6703613957338" calcext:value-type="float">
            <text:p>47.7</text:p>
          </table:table-cell>
          <table:table-cell table:formula="of:=90-DEGREES(ACOS((POWER([.I$5];2)+POWER([.$A13];2)-POWER([.$B$1];2))/(2*[.I$5]*[.$A13])))" office:value-type="float" office:value="54.2435703758798" calcext:value-type="float">
            <text:p>54.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0-DEGREES(ACOS((POWER([.B$5];2)+POWER([.$A14];2)-POWER([.$B$1];2))/(2*[.B$5]*[.$A14])))" office:value-type="float" office:value="30.3884162205109" calcext:value-type="float">
            <text:p>30.4</text:p>
          </table:table-cell>
          <table:table-cell table:formula="of:=90-DEGREES(ACOS((POWER([.C$5];2)+POWER([.$A14];2)-POWER([.$B$1];2))/(2*[.C$5]*[.$A14])))" office:value-type="float" office:value="30.2911682439592" calcext:value-type="float">
            <text:p>30.3</text:p>
          </table:table-cell>
          <table:table-cell table:formula="of:=90-DEGREES(ACOS((POWER([.D$5];2)+POWER([.$A14];2)-POWER([.$B$1];2))/(2*[.D$5]*[.$A14])))" office:value-type="float" office:value="32.1465773832226" calcext:value-type="float">
            <text:p>32.1</text:p>
          </table:table-cell>
          <table:table-cell table:style-name="ce7" table:formula="of:=90-DEGREES(ACOS((POWER([.E$5];2)+POWER([.$A14];2)-POWER([.$B$1];2))/(2*[.E$5]*[.$A14])))" office:value-type="float" office:value="35.0547030547202" calcext:value-type="float">
            <text:p>35.1</text:p>
          </table:table-cell>
          <table:table-cell table:formula="of:=90-DEGREES(ACOS((POWER([.F$5];2)+POWER([.$A14];2)-POWER([.$B$1];2))/(2*[.F$5]*[.$A14])))" office:value-type="float" office:value="38.6792619178173" calcext:value-type="float">
            <text:p>38.7</text:p>
          </table:table-cell>
          <table:table-cell table:formula="of:=90-DEGREES(ACOS((POWER([.G$5];2)+POWER([.$A14];2)-POWER([.$B$1];2))/(2*[.G$5]*[.$A14])))" office:value-type="float" office:value="42.9037407602967" calcext:value-type="float">
            <text:p>42.9</text:p>
          </table:table-cell>
          <table:table-cell table:formula="of:=90-DEGREES(ACOS((POWER([.H$5];2)+POWER([.$A14];2)-POWER([.$B$1];2))/(2*[.H$5]*[.$A14])))" office:value-type="float" office:value="47.7355355266541" calcext:value-type="float">
            <text:p>47.7</text:p>
          </table:table-cell>
          <table:table-cell table:formula="of:=90-DEGREES(ACOS((POWER([.I$5];2)+POWER([.$A14];2)-POWER([.$B$1];2))/(2*[.I$5]*[.$A14])))" office:value-type="float" office:value="53.2982904614783" calcext:value-type="float">
            <text:p>53.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0-DEGREES(ACOS((POWER([.B$5];2)+POWER([.$A15];2)-POWER([.$B$1];2))/(2*[.B$5]*[.$A15])))" office:value-type="float" office:value="39.2900537009778" calcext:value-type="float">
            <text:p>39.3</text:p>
          </table:table-cell>
          <table:table-cell table:formula="of:=90-DEGREES(ACOS((POWER([.C$5];2)+POWER([.$A15];2)-POWER([.$B$1];2))/(2*[.C$5]*[.$A15])))" office:value-type="float" office:value="36.2707424892334" calcext:value-type="float">
            <text:p>36.3</text:p>
          </table:table-cell>
          <table:table-cell table:formula="of:=90-DEGREES(ACOS((POWER([.D$5];2)+POWER([.$A15];2)-POWER([.$B$1];2))/(2*[.D$5]*[.$A15])))" office:value-type="float" office:value="36.3902030559504" calcext:value-type="float">
            <text:p>36.4</text:p>
          </table:table-cell>
          <table:table-cell table:style-name="ce7" table:formula="of:=90-DEGREES(ACOS((POWER([.E$5];2)+POWER([.$A15];2)-POWER([.$B$1];2))/(2*[.E$5]*[.$A15])))" office:value-type="float" office:value="38.0699644493468" calcext:value-type="float">
            <text:p>38.1</text:p>
          </table:table-cell>
          <table:table-cell table:formula="of:=90-DEGREES(ACOS((POWER([.F$5];2)+POWER([.$A15];2)-POWER([.$B$1];2))/(2*[.F$5]*[.$A15])))" office:value-type="float" office:value="40.718544546292" calcext:value-type="float">
            <text:p>40.7</text:p>
          </table:table-cell>
          <table:table-cell table:formula="of:=90-DEGREES(ACOS((POWER([.G$5];2)+POWER([.$A15];2)-POWER([.$B$1];2))/(2*[.G$5]*[.$A15])))" office:value-type="float" office:value="44.091063519873" calcext:value-type="float">
            <text:p>44.1</text:p>
          </table:table-cell>
          <table:table-cell table:formula="of:=90-DEGREES(ACOS((POWER([.H$5];2)+POWER([.$A15];2)-POWER([.$B$1];2))/(2*[.H$5]*[.$A15])))" office:value-type="float" office:value="48.1089201395445" calcext:value-type="float">
            <text:p>48.1</text:p>
          </table:table-cell>
          <table:table-cell table:formula="of:=90-DEGREES(ACOS((POWER([.I$5];2)+POWER([.$A15];2)-POWER([.$B$1];2))/(2*[.I$5]*[.$A15])))" office:value-type="float" office:value="52.8104925852939" calcext:value-type="float">
            <text:p>52.8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0-DEGREES(ACOS((POWER([.B$5];2)+POWER([.$A16];2)-POWER([.$B$1];2))/(2*[.B$5]*[.$A16])))" office:value-type="float" office:value="49.0364638901312" calcext:value-type="float">
            <text:p>49.0</text:p>
          </table:table-cell>
          <table:table-cell table:formula="of:=90-DEGREES(ACOS((POWER([.C$5];2)+POWER([.$A16];2)-POWER([.$B$1];2))/(2*[.C$5]*[.$A16])))" office:value-type="float" office:value="42.5101040233241" calcext:value-type="float">
            <text:p>42.5</text:p>
          </table:table-cell>
          <table:table-cell table:formula="of:=90-DEGREES(ACOS((POWER([.D$5];2)+POWER([.$A16];2)-POWER([.$B$1];2))/(2*[.D$5]*[.$A16])))" office:value-type="float" office:value="40.7739355848275" calcext:value-type="float">
            <text:p>40.8</text:p>
          </table:table-cell>
          <table:table-cell table:style-name="ce7" table:formula="of:=90-DEGREES(ACOS((POWER([.E$5];2)+POWER([.$A16];2)-POWER([.$B$1];2))/(2*[.E$5]*[.$A16])))" office:value-type="float" office:value="41.2094444321726" calcext:value-type="float">
            <text:p>41.2</text:p>
          </table:table-cell>
          <table:table-cell table:formula="of:=90-DEGREES(ACOS((POWER([.F$5];2)+POWER([.$A16];2)-POWER([.$B$1];2))/(2*[.F$5]*[.$A16])))" office:value-type="float" office:value="42.9037407602967" calcext:value-type="float">
            <text:p>42.9</text:p>
          </table:table-cell>
          <table:table-cell table:formula="of:=90-DEGREES(ACOS((POWER([.G$5];2)+POWER([.$A16];2)-POWER([.$B$1];2))/(2*[.G$5]*[.$A16])))" office:value-type="float" office:value="45.4681005766965" calcext:value-type="float">
            <text:p>45.5</text:p>
          </table:table-cell>
          <table:table-cell table:formula="of:=90-DEGREES(ACOS((POWER([.H$5];2)+POWER([.$A16];2)-POWER([.$B$1];2))/(2*[.H$5]*[.$A16])))" office:value-type="float" office:value="48.7386330301045" calcext:value-type="float">
            <text:p>48.7</text:p>
          </table:table-cell>
          <table:table-cell table:formula="of:=90-DEGREES(ACOS((POWER([.I$5];2)+POWER([.$A16];2)-POWER([.$B$1];2))/(2*[.I$5]*[.$A16])))" office:value-type="float" office:value="52.6824745583348" calcext:value-type="float">
            <text:p>52.7</text:p>
          </table:table-cell>
          <table:table-cell/>
          <table:table-cell table:style-name="ce11" office:value-type="string" calcext:value-type="string">
            <text:p>c</text:p>
          </table:table-cell>
          <table:table-cell/>
          <table:table-cell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90-DEGREES(ACOS((POWER([.B$5];2)+POWER([.$A17];2)-POWER([.$B$1];2))/(2*[.B$5]*[.$A17])))" office:value-type="float" office:value="60.7472350551663" calcext:value-type="float">
            <text:p>60.7</text:p>
          </table:table-cell>
          <table:table-cell table:formula="of:=90-DEGREES(ACOS((POWER([.C$5];2)+POWER([.$A17];2)-POWER([.$B$1];2))/(2*[.C$5]*[.$A17])))" office:value-type="float" office:value="49.2263514345918" calcext:value-type="float">
            <text:p>49.2</text:p>
          </table:table-cell>
          <table:table-cell table:formula="of:=90-DEGREES(ACOS((POWER([.D$5];2)+POWER([.$A17];2)-POWER([.$B$1];2))/(2*[.D$5]*[.$A17])))" office:value-type="float" office:value="45.3749301685624" calcext:value-type="float">
            <text:p>45.4</text:p>
          </table:table-cell>
          <table:table-cell table:style-name="ce7" table:formula="of:=90-DEGREES(ACOS((POWER([.E$5];2)+POWER([.$A17];2)-POWER([.$B$1];2))/(2*[.E$5]*[.$A17])))" office:value-type="float" office:value="44.5026374141229" calcext:value-type="float">
            <text:p>44.5</text:p>
          </table:table-cell>
          <table:table-cell table:formula="of:=90-DEGREES(ACOS((POWER([.F$5];2)+POWER([.$A17];2)-POWER([.$B$1];2))/(2*[.F$5]*[.$A17])))" office:value-type="float" office:value="45.2390819033641" calcext:value-type="float">
            <text:p>45.2</text:p>
          </table:table-cell>
          <table:table-cell table:formula="of:=90-DEGREES(ACOS((POWER([.G$5];2)+POWER([.$A17];2)-POWER([.$B$1];2))/(2*[.G$5]*[.$A17])))" office:value-type="float" office:value="47.0197651200529" calcext:value-type="float">
            <text:p>47.0</text:p>
          </table:table-cell>
          <table:table-cell table:formula="of:=90-DEGREES(ACOS((POWER([.H$5];2)+POWER([.$A17];2)-POWER([.$B$1];2))/(2*[.H$5]*[.$A17])))" office:value-type="float" office:value="49.5888686660939" calcext:value-type="float">
            <text:p>49.6</text:p>
          </table:table-cell>
          <table:table-cell table:formula="of:=90-DEGREES(ACOS((POWER([.I$5];2)+POWER([.$A17];2)-POWER([.$B$1];2))/(2*[.I$5]*[.$A17])))" office:value-type="float" office:value="52.8479714789375" calcext:value-type="float">
            <text:p>52.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0-DEGREES(ACOS((POWER([.B$5];2)+POWER([.$A18];2)-POWER([.$B$1];2))/(2*[.B$5]*[.$A18])))" office:value-type="float" office:value="80.414693728315" calcext:value-type="float">
            <text:p>80.4</text:p>
          </table:table-cell>
          <table:table-cell table:formula="of:=90-DEGREES(ACOS((POWER([.C$5];2)+POWER([.$A18];2)-POWER([.$B$1];2))/(2*[.C$5]*[.$A18])))" office:value-type="float" office:value="56.7986385437475" calcext:value-type="float">
            <text:p>56.8</text:p>
          </table:table-cell>
          <table:table-cell table:formula="of:=90-DEGREES(ACOS((POWER([.D$5];2)+POWER([.$A18];2)-POWER([.$B$1];2))/(2*[.D$5]*[.$A18])))" office:value-type="float" office:value="50.3001333460386" calcext:value-type="float">
            <text:p>50.3</text:p>
          </table:table-cell>
          <table:table-cell table:style-name="ce7" table:formula="of:=90-DEGREES(ACOS((POWER([.E$5];2)+POWER([.$A18];2)-POWER([.$B$1];2))/(2*[.E$5]*[.$A18])))" office:value-type="float" office:value="47.9892601359259" calcext:value-type="float">
            <text:p>48.0</text:p>
          </table:table-cell>
          <table:table-cell table:formula="of:=90-DEGREES(ACOS((POWER([.F$5];2)+POWER([.$A18];2)-POWER([.$B$1];2))/(2*[.F$5]*[.$A18])))" office:value-type="float" office:value="47.7355355266541" calcext:value-type="float">
            <text:p>47.7</text:p>
          </table:table-cell>
          <table:table-cell table:formula="of:=90-DEGREES(ACOS((POWER([.G$5];2)+POWER([.$A18];2)-POWER([.$B$1];2))/(2*[.G$5]*[.$A18])))" office:value-type="float" office:value="48.7386330301045" calcext:value-type="float">
            <text:p>48.7</text:p>
          </table:table-cell>
          <table:table-cell table:formula="of:=90-DEGREES(ACOS((POWER([.H$5];2)+POWER([.$A18];2)-POWER([.$B$1];2))/(2*[.H$5]*[.$A18])))" office:value-type="float" office:value="50.6352593879303" calcext:value-type="float">
            <text:p>50.6</text:p>
          </table:table-cell>
          <table:table-cell table:formula="of:=90-DEGREES(ACOS((POWER([.I$5];2)+POWER([.$A18];2)-POWER([.$B$1];2))/(2*[.I$5]*[.$A18])))" office:value-type="float" office:value="53.2608581904829" calcext:value-type="float">
            <text:p>53.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90-DEGREES(ACOS((POWER([.B$5];2)+POWER([.$A19];2)-POWER([.$B$1];2))/(2*[.B$5]*[.$A19])))" office:value-type="string" office:string-value="" calcext:value-type="error">
            <text:p>#NUM!</text:p>
          </table:table-cell>
          <table:table-cell table:formula="of:=90-DEGREES(ACOS((POWER([.C$5];2)+POWER([.$A19];2)-POWER([.$B$1];2))/(2*[.C$5]*[.$A19])))" office:value-type="float" office:value="66.1238168068632" calcext:value-type="float">
            <text:p>66.1</text:p>
          </table:table-cell>
          <table:table-cell table:formula="of:=90-DEGREES(ACOS((POWER([.D$5];2)+POWER([.$A19];2)-POWER([.$B$1];2))/(2*[.D$5]*[.$A19])))" office:value-type="float" office:value="55.7179369736452" calcext:value-type="float">
            <text:p>55.7</text:p>
          </table:table-cell>
          <table:table-cell table:style-name="ce7" table:formula="of:=90-DEGREES(ACOS((POWER([.E$5];2)+POWER([.$A19];2)-POWER([.$B$1];2))/(2*[.E$5]*[.$A19])))" office:value-type="float" office:value="51.7256223685919" calcext:value-type="float">
            <text:p>51.7</text:p>
          </table:table-cell>
          <table:table-cell table:formula="of:=90-DEGREES(ACOS((POWER([.F$5];2)+POWER([.$A19];2)-POWER([.$B$1];2))/(2*[.F$5]*[.$A19])))" office:value-type="float" office:value="50.4120533867527" calcext:value-type="float">
            <text:p>50.4</text:p>
          </table:table-cell>
          <table:table-cell table:formula="of:=90-DEGREES(ACOS((POWER([.G$5];2)+POWER([.$A19];2)-POWER([.$B$1];2))/(2*[.G$5]*[.$A19])))" office:value-type="float" office:value="50.6241116085608" calcext:value-type="float">
            <text:p>50.6</text:p>
          </table:table-cell>
          <table:table-cell table:formula="of:=90-DEGREES(ACOS((POWER([.H$5];2)+POWER([.$A19];2)-POWER([.$B$1];2))/(2*[.H$5]*[.$A19])))" office:value-type="float" office:value="51.862115862001" calcext:value-type="float">
            <text:p>51.9</text:p>
          </table:table-cell>
          <table:table-cell table:formula="of:=90-DEGREES(ACOS((POWER([.I$5];2)+POWER([.$A19];2)-POWER([.$B$1];2))/(2*[.I$5]*[.$A19])))" office:value-type="float" office:value="53.888749780513" calcext:value-type="float">
            <text:p>53.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0-DEGREES(ACOS((POWER([.B$5];2)+POWER([.$A20];2)-POWER([.$B$1];2))/(2*[.B$5]*[.$A20])))" office:value-type="string" office:string-value="" calcext:value-type="error">
            <text:p>#NUM!</text:p>
          </table:table-cell>
          <table:table-cell table:formula="of:=90-DEGREES(ACOS((POWER([.C$5];2)+POWER([.$A20];2)-POWER([.$B$1];2))/(2*[.C$5]*[.$A20])))" office:value-type="float" office:value="82.1278572810073" calcext:value-type="float">
            <text:p>82.1</text:p>
          </table:table-cell>
          <table:table-cell table:formula="of:=90-DEGREES(ACOS((POWER([.D$5];2)+POWER([.$A20];2)-POWER([.$B$1];2))/(2*[.D$5]*[.$A20])))" office:value-type="float" office:value="61.9406648282345" calcext:value-type="float">
            <text:p>61.9</text:p>
          </table:table-cell>
          <table:table-cell table:style-name="ce7" table:formula="of:=90-DEGREES(ACOS((POWER([.E$5];2)+POWER([.$A20];2)-POWER([.$B$1];2))/(2*[.E$5]*[.$A20])))" office:value-type="float" office:value="55.7969631765123" calcext:value-type="float">
            <text:p>55.8</text:p>
          </table:table-cell>
          <table:table-cell table:formula="of:=90-DEGREES(ACOS((POWER([.F$5];2)+POWER([.$A20];2)-POWER([.$B$1];2))/(2*[.F$5]*[.$A20])))" office:value-type="float" office:value="53.2982904614783" calcext:value-type="float">
            <text:p>53.3</text:p>
          </table:table-cell>
          <table:table-cell table:formula="of:=90-DEGREES(ACOS((POWER([.G$5];2)+POWER([.$A20];2)-POWER([.$B$1];2))/(2*[.G$5]*[.$A20])))" office:value-type="float" office:value="52.6824745583348" calcext:value-type="float">
            <text:p>52.7</text:p>
          </table:table-cell>
          <table:table-cell table:formula="of:=90-DEGREES(ACOS((POWER([.H$5];2)+POWER([.$A20];2)-POWER([.$B$1];2))/(2*[.H$5]*[.$A20])))" office:value-type="float" office:value="53.2608581904829" calcext:value-type="float">
            <text:p>53.3</text:p>
          </table:table-cell>
          <table:table-cell table:formula="of:=90-DEGREES(ACOS((POWER([.I$5];2)+POWER([.$A20];2)-POWER([.$B$1];2))/(2*[.I$5]*[.$A20])))" office:value-type="float" office:value="54.7092101578955" calcext:value-type="float">
            <text:p>54.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90-DEGREES(ACOS((POWER([.B$5];2)+POWER([.$A21];2)-POWER([.$B$1];2))/(2*[.B$5]*[.$A21])))" office:value-type="string" office:string-value="" calcext:value-type="error">
            <text:p>#NUM!</text:p>
          </table:table-cell>
          <table:table-cell table:formula="of:=90-DEGREES(ACOS((POWER([.C$5];2)+POWER([.$A21];2)-POWER([.$B$1];2))/(2*[.C$5]*[.$A21])))" office:value-type="string" office:string-value="" calcext:value-type="error">
            <text:p>#NUM!</text:p>
          </table:table-cell>
          <table:table-cell table:formula="of:=90-DEGREES(ACOS((POWER([.D$5];2)+POWER([.$A21];2)-POWER([.$B$1];2))/(2*[.D$5]*[.$A21])))" office:value-type="float" office:value="69.7279451577039" calcext:value-type="float">
            <text:p>69.7</text:p>
          </table:table-cell>
          <table:table-cell table:style-name="ce7" table:formula="of:=90-DEGREES(ACOS((POWER([.E$5];2)+POWER([.$A21];2)-POWER([.$B$1];2))/(2*[.E$5]*[.$A21])))" office:value-type="float" office:value="60.344564386458" calcext:value-type="float">
            <text:p>60.3</text:p>
          </table:table-cell>
          <table:table-cell table:formula="of:=90-DEGREES(ACOS((POWER([.F$5];2)+POWER([.$A21];2)-POWER([.$B$1];2))/(2*[.F$5]*[.$A21])))" office:value-type="float" office:value="56.4399359808118" calcext:value-type="float">
            <text:p>56.4</text:p>
          </table:table-cell>
          <table:table-cell table:formula="of:=90-DEGREES(ACOS((POWER([.G$5];2)+POWER([.$A21];2)-POWER([.$B$1];2))/(2*[.G$5]*[.$A21])))" office:value-type="float" office:value="54.9278513446925" calcext:value-type="float">
            <text:p>54.9</text:p>
          </table:table-cell>
          <table:table-cell table:formula="of:=90-DEGREES(ACOS((POWER([.H$5];2)+POWER([.$A21];2)-POWER([.$B$1];2))/(2*[.H$5]*[.$A21])))" office:value-type="float" office:value="54.8293080758315" calcext:value-type="float">
            <text:p>54.8</text:p>
          </table:table-cell>
          <table:table-cell table:formula="of:=90-DEGREES(ACOS((POWER([.I$5];2)+POWER([.$A21];2)-POWER([.$B$1];2))/(2*[.I$5]*[.$A21])))" office:value-type="float" office:value="55.7074819184033" calcext:value-type="float">
            <text:p>55.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0-DEGREES(ACOS((POWER([.B$5];2)+POWER([.$A22];2)-POWER([.$B$1];2))/(2*[.B$5]*[.$A22])))" office:value-type="string" office:string-value="" calcext:value-type="error">
            <text:p>#NUM!</text:p>
          </table:table-cell>
          <table:table-cell table:formula="of:=90-DEGREES(ACOS((POWER([.C$5];2)+POWER([.$A22];2)-POWER([.$B$1];2))/(2*[.C$5]*[.$A22])))" office:value-type="string" office:string-value="" calcext:value-type="error">
            <text:p>#NUM!</text:p>
          </table:table-cell>
          <table:table-cell table:formula="of:=90-DEGREES(ACOS((POWER([.D$5];2)+POWER([.$A22];2)-POWER([.$B$1];2))/(2*[.D$5]*[.$A22])))" office:value-type="float" office:value="83.2880561417911" calcext:value-type="float">
            <text:p>83.3</text:p>
          </table:table-cell>
          <table:table-cell table:style-name="ce7" table:formula="of:=90-DEGREES(ACOS((POWER([.E$5];2)+POWER([.$A22];2)-POWER([.$B$1];2))/(2*[.E$5]*[.$A22])))" office:value-type="float" office:value="65.6376963625342" calcext:value-type="float">
            <text:p>65.6</text:p>
          </table:table-cell>
          <table:table-cell table:formula="of:=90-DEGREES(ACOS((POWER([.F$5];2)+POWER([.$A22];2)-POWER([.$B$1];2))/(2*[.F$5]*[.$A22])))" office:value-type="float" office:value="59.9094785948257" calcext:value-type="float">
            <text:p>59.9</text:p>
          </table:table-cell>
          <table:table-cell table:formula="of:=90-DEGREES(ACOS((POWER([.G$5];2)+POWER([.$A22];2)-POWER([.$B$1];2))/(2*[.G$5]*[.$A22])))" office:value-type="float" office:value="57.384578257833" calcext:value-type="float">
            <text:p>57.4</text:p>
          </table:table-cell>
          <table:table-cell table:formula="of:=90-DEGREES(ACOS((POWER([.H$5];2)+POWER([.$A22];2)-POWER([.$B$1];2))/(2*[.H$5]*[.$A22])))" office:value-type="float" office:value="56.5717382294597" calcext:value-type="float">
            <text:p>56.6</text:p>
          </table:table-cell>
          <table:table-cell table:formula="of:=90-DEGREES(ACOS((POWER([.I$5];2)+POWER([.$A22];2)-POWER([.$B$1];2))/(2*[.I$5]*[.$A22])))" office:value-type="float" office:value="56.8751980960404" calcext:value-type="float">
            <text:p>56.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90-DEGREES(ACOS((POWER([.B$5];2)+POWER([.$A23];2)-POWER([.$B$1];2))/(2*[.B$5]*[.$A23])))" office:value-type="string" office:string-value="" calcext:value-type="error">
            <text:p>#NUM!</text:p>
          </table:table-cell>
          <table:table-cell table:formula="of:=90-DEGREES(ACOS((POWER([.C$5];2)+POWER([.$A23];2)-POWER([.$B$1];2))/(2*[.C$5]*[.$A23])))" office:value-type="string" office:string-value="" calcext:value-type="error">
            <text:p>#NUM!</text:p>
          </table:table-cell>
          <table:table-cell table:formula="of:=90-DEGREES(ACOS((POWER([.D$5];2)+POWER([.$A23];2)-POWER([.$B$1];2))/(2*[.D$5]*[.$A23])))" office:value-type="string" office:string-value="" calcext:value-type="error">
            <text:p>#NUM!</text:p>
          </table:table-cell>
          <table:table-cell table:style-name="ce7" table:formula="of:=90-DEGREES(ACOS((POWER([.E$5];2)+POWER([.$A23];2)-POWER([.$B$1];2))/(2*[.E$5]*[.$A23])))" office:value-type="float" office:value="72.3393843779823" calcext:value-type="float">
            <text:p>72.3</text:p>
          </table:table-cell>
          <table:table-cell table:formula="of:=90-DEGREES(ACOS((POWER([.F$5];2)+POWER([.$A23];2)-POWER([.$B$1];2))/(2*[.F$5]*[.$A23])))" office:value-type="float" office:value="63.8302399396064" calcext:value-type="float">
            <text:p>63.8</text:p>
          </table:table-cell>
          <table:table-cell table:formula="of:=90-DEGREES(ACOS((POWER([.G$5];2)+POWER([.$A23];2)-POWER([.$B$1];2))/(2*[.G$5]*[.$A23])))" office:value-type="float" office:value="60.0919377182041" calcext:value-type="float">
            <text:p>60.1</text:p>
          </table:table-cell>
          <table:table-cell table:formula="of:=90-DEGREES(ACOS((POWER([.H$5];2)+POWER([.$A23];2)-POWER([.$B$1];2))/(2*[.H$5]*[.$A23])))" office:value-type="float" office:value="58.4997773639241" calcext:value-type="float">
            <text:p>58.5</text:p>
          </table:table-cell>
          <table:table-cell table:formula="of:=90-DEGREES(ACOS((POWER([.I$5];2)+POWER([.$A23];2)-POWER([.$B$1];2))/(2*[.I$5]*[.$A23])))" office:value-type="float" office:value="58.2098221909383" calcext:value-type="float">
            <text:p>58.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0-DEGREES(ACOS((POWER([.B$5];2)+POWER([.$A24];2)-POWER([.$B$1];2))/(2*[.B$5]*[.$A24])))" office:value-type="string" office:string-value="" calcext:value-type="error">
            <text:p>#NUM!</text:p>
          </table:table-cell>
          <table:table-cell table:formula="of:=90-DEGREES(ACOS((POWER([.C$5];2)+POWER([.$A24];2)-POWER([.$B$1];2))/(2*[.C$5]*[.$A24])))" office:value-type="string" office:string-value="" calcext:value-type="error">
            <text:p>#NUM!</text:p>
          </table:table-cell>
          <table:table-cell table:formula="of:=90-DEGREES(ACOS((POWER([.D$5];2)+POWER([.$A24];2)-POWER([.$B$1];2))/(2*[.D$5]*[.$A24])))" office:value-type="string" office:string-value="" calcext:value-type="error">
            <text:p>#NUM!</text:p>
          </table:table-cell>
          <table:table-cell table:style-name="ce7" table:formula="of:=90-DEGREES(ACOS((POWER([.E$5];2)+POWER([.$A24];2)-POWER([.$B$1];2))/(2*[.E$5]*[.$A24])))" office:value-type="float" office:value="84.1345043669174" calcext:value-type="float">
            <text:p>84.1</text:p>
          </table:table-cell>
          <table:table-cell table:formula="of:=90-DEGREES(ACOS((POWER([.F$5];2)+POWER([.$A24];2)-POWER([.$B$1];2))/(2*[.F$5]*[.$A24])))" office:value-type="float" office:value="68.4404698796848" calcext:value-type="float">
            <text:p>68.4</text:p>
          </table:table-cell>
          <table:table-cell table:formula="of:=90-DEGREES(ACOS((POWER([.G$5];2)+POWER([.$A24];2)-POWER([.$B$1];2))/(2*[.G$5]*[.$A24])))" office:value-type="float" office:value="63.1138333452466" calcext:value-type="float">
            <text:p>63.1</text:p>
          </table:table-cell>
          <table:table-cell table:formula="of:=90-DEGREES(ACOS((POWER([.H$5];2)+POWER([.$A24];2)-POWER([.$B$1];2))/(2*[.H$5]*[.$A24])))" office:value-type="float" office:value="60.6345523475447" calcext:value-type="float">
            <text:p>60.6</text:p>
          </table:table-cell>
          <table:table-cell table:formula="of:=90-DEGREES(ACOS((POWER([.I$5];2)+POWER([.$A24];2)-POWER([.$B$1];2))/(2*[.I$5]*[.$A24])))" office:value-type="float" office:value="59.7147482984957" calcext:value-type="float">
            <text:p>59.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0-DEGREES(ACOS((POWER([.B$5];2)+POWER([.$A25];2)-POWER([.$B$1];2))/(2*[.B$5]*[.$A25])))" office:value-type="string" office:string-value="" calcext:value-type="error">
            <text:p>#NUM!</text:p>
          </table:table-cell>
          <table:table-cell table:formula="of:=90-DEGREES(ACOS((POWER([.C$5];2)+POWER([.$A25];2)-POWER([.$B$1];2))/(2*[.C$5]*[.$A25])))" office:value-type="string" office:string-value="" calcext:value-type="error">
            <text:p>#NUM!</text:p>
          </table:table-cell>
          <table:table-cell table:formula="of:=90-DEGREES(ACOS((POWER([.D$5];2)+POWER([.$A25];2)-POWER([.$B$1];2))/(2*[.D$5]*[.$A25])))" office:value-type="string" office:string-value="" calcext:value-type="error">
            <text:p>#NUM!</text:p>
          </table:table-cell>
          <table:table-cell table:style-name="ce7" table:formula="of:=90-DEGREES(ACOS((POWER([.E$5];2)+POWER([.$A25];2)-POWER([.$B$1];2))/(2*[.E$5]*[.$A25])))" office:value-type="string" office:string-value="" calcext:value-type="error">
            <text:p>#NUM!</text:p>
          </table:table-cell>
          <table:table-cell table:formula="of:=90-DEGREES(ACOS((POWER([.F$5];2)+POWER([.$A25];2)-POWER([.$B$1];2))/(2*[.F$5]*[.$A25])))" office:value-type="float" office:value="74.3303226352554" calcext:value-type="float">
            <text:p>74.3</text:p>
          </table:table-cell>
          <table:table-cell table:formula="of:=90-DEGREES(ACOS((POWER([.G$5];2)+POWER([.$A25];2)-POWER([.$B$1];2))/(2*[.G$5]*[.$A25])))" office:value-type="float" office:value="66.5604793884224" calcext:value-type="float">
            <text:p>66.6</text:p>
          </table:table-cell>
          <table:table-cell table:formula="of:=90-DEGREES(ACOS((POWER([.H$5];2)+POWER([.$A25];2)-POWER([.$B$1];2))/(2*[.H$5]*[.$A25])))" office:value-type="float" office:value="63.0110103923291" calcext:value-type="float">
            <text:p>63.0</text:p>
          </table:table-cell>
          <table:table-cell table:formula="of:=90-DEGREES(ACOS((POWER([.I$5];2)+POWER([.$A25];2)-POWER([.$B$1];2))/(2*[.I$5]*[.$A25])))" office:value-type="float" office:value="61.4001675185895" calcext:value-type="float">
            <text:p>61.4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a = 12.125”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https://www.solarpaneltilt.com/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Spring/Fall</text:p>
          </table:table-cell>
          <table:table-cell table:style-name="ce2" office:value-type="string" calcext:value-type="string">
            <text:p>Winter</text:p>
          </table:table-cell>
          <table:table-cell/>
          <table:table-cell table:style-name="Default"/>
          <table:table-cell table:style-name="Default" office:value-type="string" calcext:value-type="string">
            <text:p>Fixed c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25°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46.3" calcext:value-type="float">
            <text:p>46.3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30°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50.7" calcext:value-type="float">
            <text:p>50.7</text:p>
          </table:table-cell>
          <table:table-cell/>
          <table:table-cell table:style-name="Default"/>
          <table:table-cell table:style-name="ce1" office:value-type="string" calcext:value-type="string">
            <text:p>Angle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5°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.2" calcext:value-type="float">
            <text:p>55.2</text:p>
          </table:table-cell>
          <table:table-cell/>
          <table:table-cell table:style-name="Default"/>
          <table:table-cell table:style-name="ce2" office:value-type="float" office:value="12.5" calcext:value-type="float">
            <text:p>12.5</text:p>
          </table:table-cell>
          <table:table-cell table:style-name="ce9" table:formula="of:=DEGREES(ASIN(SIN(RADIANS(90-[.$G33]))*[.$H$30]/[.$B$1]))" office:value-type="float" office:value="75.0677290056917" calcext:value-type="float">
            <text:p>75.1</text:p>
          </table:table-cell>
          <table:table-cell table:style-name="ce9" table:formula="of:=180-((90-[.G33])+[.H33])" office:value-type="float" office:value="27.4322709943083" calcext:value-type="float">
            <text:p>27.4</text:p>
          </table:table-cell>
          <table:table-cell table:style-name="ce10" table:formula="of:=([.$B$1]/SIN(RADIANS(90-[.$G33])))*SIN(RADIANS([.$I33]))" office:value-type="float" office:value="5.72160958967347" calcext:value-type="float">
            <text:p>5.7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40°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59.6" calcext:value-type="float">
            <text:p>59.6</text:p>
          </table:table-cell>
          <table:table-cell/>
          <table:table-cell table:style-name="Default"/>
          <table:table-cell table:style-name="ce2" office:value-type="float" office:value="36.9" calcext:value-type="float">
            <text:p>36.9</text:p>
          </table:table-cell>
          <table:table-cell table:style-name="ce9" table:formula="of:=DEGREES(ASIN(SIN(RADIANS(90-[.$G34]))*[.$H$30]/[.$B$1]))" office:value-type="float" office:value="52.3203317102974" calcext:value-type="float">
            <text:p>52.3</text:p>
          </table:table-cell>
          <table:table-cell table:style-name="ce9" table:formula="of:=180-((90-[.G34])+[.H34])" office:value-type="float" office:value="74.5796682897026" calcext:value-type="float">
            <text:p>74.6</text:p>
          </table:table-cell>
          <table:table-cell table:style-name="ce10" table:formula="of:=([.$B$1]/SIN(RADIANS(90-[.$G34])))*SIN(RADIANS([.$I34]))" office:value-type="float" office:value="14.6164032649126" calcext:value-type="float">
            <text:p>14.6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5°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64.1" calcext:value-type="float">
            <text:p>64.1</text:p>
          </table:table-cell>
          <table:table-cell/>
          <table:table-cell table:style-name="Default"/>
          <table:table-cell table:style-name="ce2" office:value-type="float" office:value="59.6" calcext:value-type="float">
            <text:p>59.6</text:p>
          </table:table-cell>
          <table:table-cell table:style-name="ce9" table:formula="of:=DEGREES(ASIN(SIN(RADIANS(90-[.$G35]))*[.$H$30]/[.$B$1]))" office:value-type="float" office:value="30.0540618044622" calcext:value-type="float">
            <text:p>30.1</text:p>
          </table:table-cell>
          <table:table-cell table:style-name="ce9" table:formula="of:=180-((90-[.G35])+[.H35])" office:value-type="float" office:value="119.545938195538" calcext:value-type="float">
            <text:p>119.5</text:p>
          </table:table-cell>
          <table:table-cell table:style-name="ce10" table:formula="of:=([.$B$1]/SIN(RADIANS(90-[.$G35])))*SIN(RADIANS([.$I35]))" office:value-type="float" office:value="20.8449970667001" calcext:value-type="float">
            <text:p>20.8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0°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68.5" calcext:value-type="float">
            <text:p>68.5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Adjust to…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Summer</text:p>
          </table:table-cell>
          <table:table-cell table:style-name="ce2" office:value-type="string" calcext:value-type="string">
            <text:p>April 18</text:p>
          </table:table-cell>
          <table:table-cell table:style-name="ce2" table:number-columns-repeated="2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Fall</text:p>
          </table:table-cell>
          <table:table-cell table:style-name="ce2" office:value-type="string" calcext:value-type="string">
            <text:p>August 22</text:p>
          </table:table-cell>
          <table:table-cell table:style-name="ce2" table:number-columns-repeated="2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Winter</text:p>
          </table:table-cell>
          <table:table-cell table:style-name="ce2" office:value-type="string" calcext:value-type="string">
            <text:p>October 5</text:p>
          </table:table-cell>
          <table:table-cell table:style-name="ce2" table:number-columns-repeated="2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Spring</text:p>
          </table:table-cell>
          <table:table-cell table:style-name="ce2" office:value-type="string" calcext:value-type="string">
            <text:p>March 5</text:p>
          </table:table-cell>
          <table:table-cell table:style-name="ce2" table:number-columns-repeated="2"/>
          <table:table-cell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6:46:26.911703582</meta:creation-date>
    <dc:date>2020-07-05T18:35:50.951541732</dc:date>
    <meta:editing-duration>PT6H11M26S</meta:editing-duration>
    <meta:editing-cycles>17</meta:editing-cycles>
    <meta:generator>LibreOffice/6.2.8.2$Linux_X86_64 LibreOffice_project/20$Build-2</meta:generator>
    <meta:document-statistic meta:table-count="1" meta:cell-count="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2.458cm" style:legend-expansion="high" chart:style-name="ch2"/>
        <chart:plot-area chart:style-name="ch3" table:cell-range-address="Sheet1.A5:Sheet1.I25" chart:data-source-has-labels="row" svg:x="0.32cm" svg:y="0.18cm" svg:width="13.646cm" svg:height="8.64cm">
          <chartooo:coordinate-region svg:x="1.047cm" svg:y="0.379cm" svg:width="12.65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25" chart:label-cell-address="Sheet1.B5:Sheet1.B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label-cell-address="Sheet1.C5:Sheet1.C5" chart:class="chart:scatter">
            <chart:data-point chart:repeated="21"/>
          </chart:series>
          <chart:series chart:style-name="ch8" chart:values-cell-range-address="Sheet1.D5:Sheet1.D25" chart:label-cell-address="Sheet1.D5:Sheet1.D5" chart:class="chart:scatter">
            <chart:data-point chart:repeated="21"/>
          </chart:series>
          <chart:series chart:style-name="ch9" chart:values-cell-range-address="Sheet1.E5:Sheet1.E25" chart:label-cell-address="Sheet1.E5:Sheet1.E5" chart:class="chart:scatter">
            <chart:data-point chart:repeated="21"/>
          </chart:series>
          <chart:series chart:style-name="ch10" chart:values-cell-range-address="Sheet1.F5:Sheet1.F25" chart:label-cell-address="Sheet1.F5:Sheet1.F5" chart:class="chart:scatter">
            <chart:data-point chart:repeated="21"/>
          </chart:series>
          <chart:series chart:style-name="ch11" chart:values-cell-range-address="Sheet1.G5:Sheet1.G25" chart:label-cell-address="Sheet1.G5:Sheet1.G5" chart:class="chart:scatter">
            <chart:data-point chart:repeated="21"/>
          </chart:series>
          <chart:series chart:style-name="ch12" chart:values-cell-range-address="Sheet1.H5:Sheet1.H25" chart:label-cell-address="Sheet1.H5:Sheet1.H5" chart:class="chart:scatter">
            <chart:data-point chart:repeated="21"/>
          </chart:series>
          <chart:series chart:style-name="ch13" chart:values-cell-range-address="Sheet1.I5:Sheet1.I25" chart:label-cell-address="Sheet1.I5:Sheet1.I5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</text:p>
                <draw:g>
                  <svg:desc>Sheet1.B5:Sheet1.B5</svg:desc>
                </draw:g>
              </table:table-cell>
              <table:table-cell office:value-type="string">
                <text:p>8</text:p>
                <draw:g>
                  <svg:desc>Sheet1.C5:Sheet1.C5</svg:desc>
                </draw:g>
              </table:table-cell>
              <table:table-cell office:value-type="string">
                <text:p>10</text:p>
                <draw:g>
                  <svg:desc>Sheet1.D5:Sheet1.D5</svg:desc>
                </draw:g>
              </table:table-cell>
              <table:table-cell office:value-type="string">
                <text:p>12</text:p>
                <draw:g>
                  <svg:desc>Sheet1.E5:Sheet1.E5</svg:desc>
                </draw:g>
              </table:table-cell>
              <table:table-cell office:value-type="string">
                <text:p>14</text:p>
                <draw:g>
                  <svg:desc>Sheet1.F5:Sheet1.F5</svg:desc>
                </draw:g>
              </table:table-cell>
              <table:table-cell office:value-type="string">
                <text:p>16</text:p>
                <draw:g>
                  <svg:desc>Sheet1.G5:Sheet1.G5</svg:desc>
                </draw:g>
              </table:table-cell>
              <table:table-cell office:value-type="string">
                <text:p>18</text:p>
                <draw:g>
                  <svg:desc>Sheet1.H5:Sheet1.H5</svg:desc>
                </draw:g>
              </table:table-cell>
              <table:table-cell office:value-type="string">
                <text:p>20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5:Sheet1.A25</svg:desc>
                </draw:g>
              </table:table-cell>
              <table:table-cell office:value-type="float" office:value="6">
                <text:p>6</text:p>
                <draw:g>
                  <svg:desc>Sheet1.B5:Sheet1.B25</svg:desc>
                </draw:g>
              </table:table-cell>
              <table:table-cell office:value-type="float" office:value="8">
                <text:p>8</text:p>
                <draw:g>
                  <svg:desc>Sheet1.C5:Sheet1.C25</svg:desc>
                </draw:g>
              </table:table-cell>
              <table:table-cell office:value-type="float" office:value="10">
                <text:p>10</text:p>
                <draw:g>
                  <svg:desc>Sheet1.D5:Sheet1.D25</svg:desc>
                </draw:g>
              </table:table-cell>
              <table:table-cell office:value-type="float" office:value="12">
                <text:p>12</text:p>
                <draw:g>
                  <svg:desc>Sheet1.E5:Sheet1.E25</svg:desc>
                </draw:g>
              </table:table-cell>
              <table:table-cell office:value-type="float" office:value="14">
                <text:p>14</text:p>
                <draw:g>
                  <svg:desc>Sheet1.F5:Sheet1.F25</svg:desc>
                </draw:g>
              </table:table-cell>
              <table:table-cell office:value-type="float" office:value="16">
                <text:p>16</text:p>
                <draw:g>
                  <svg:desc>Sheet1.G5:Sheet1.G25</svg:desc>
                </draw:g>
              </table:table-cell>
              <table:table-cell office:value-type="float" office:value="18">
                <text:p>18</text:p>
                <draw:g>
                  <svg:desc>Sheet1.H5:Sheet1.H25</svg:desc>
                </draw:g>
              </table:table-cell>
              <table:table-cell office:value-type="float" office:value="20">
                <text:p>20</text:p>
                <draw:g>
                  <svg:desc>Sheet1.I5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-29.3238944215693">
                <text:p>-29.3238944215693</text:p>
              </table:table-cell>
              <table:table-cell office:value-type="float" office:value="-5.26698844040071">
                <text:p>-5.26698844040071</text:p>
              </table:table-cell>
              <table:table-cell office:value-type="float" office:value="13.2416280244789">
                <text:p>13.2416280244789</text:p>
              </table:table-cell>
              <table:table-cell office:value-type="float" office:value="30.3884162205109">
                <text:p>30.3884162205109</text:p>
              </table:table-cell>
              <table:table-cell office:value-type="float" office:value="49.0364638901312">
                <text:p>49.0364638901312</text:p>
              </table:table-cell>
              <table:table-cell office:value-type="float" office:value="80.414693728315">
                <text:p>80.414693728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47.585209531092">
                <text:p>-47.585209531092</text:p>
              </table:table-cell>
              <table:table-cell office:value-type="float" office:value="-17.6806276229646">
                <text:p>-17.6806276229646</text:p>
              </table:table-cell>
              <table:table-cell office:value-type="float" office:value="0.812143713197926">
                <text:p>0.812143713197926</text:p>
              </table:table-cell>
              <table:table-cell office:value-type="float" office:value="15.8855416068934">
                <text:p>15.8855416068934</text:p>
              </table:table-cell>
              <table:table-cell office:value-type="float" office:value="29.9947259478975">
                <text:p>29.9947259478975</text:p>
              </table:table-cell>
              <table:table-cell office:value-type="float" office:value="44.8527664001729">
                <text:p>44.8527664001729</text:p>
              </table:table-cell>
              <table:table-cell office:value-type="float" office:value="63.7358381005665">
                <text:p>63.735838100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29.3238944215693">
                <text:p>-29.3238944215693</text:p>
              </table:table-cell>
              <table:table-cell office:value-type="float" office:value="-8.54346077472879">
                <text:p>-8.54346077472879</text:p>
              </table:table-cell>
              <table:table-cell office:value-type="float" office:value="6.09356206734078">
                <text:p>6.09356206734078</text:p>
              </table:table-cell>
              <table:table-cell office:value-type="float" office:value="18.5194736176019">
                <text:p>18.5194736176019</text:p>
              </table:table-cell>
              <table:table-cell office:value-type="float" office:value="30.2911682439592">
                <text:p>30.2911682439592</text:p>
              </table:table-cell>
              <table:table-cell office:value-type="float" office:value="42.5101040233241">
                <text:p>42.5101040233241</text:p>
              </table:table-cell>
              <table:table-cell office:value-type="float" office:value="56.7986385437475">
                <text:p>56.7986385437475</text:p>
              </table:table-cell>
              <table:table-cell office:value-type="float" office:value="82.1278572810073">
                <text:p>82.1278572810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.1362493085952">
                <text:p>-16.1362493085952</text:p>
              </table:table-cell>
              <table:table-cell office:value-type="float" office:value="-0.802017896383447">
                <text:p>-0.802017896383447</text:p>
              </table:table-cell>
              <table:table-cell office:value-type="float" office:value="10.8828834076524">
                <text:p>10.8828834076524</text:p>
              </table:table-cell>
              <table:table-cell office:value-type="float" office:value="21.164004345657">
                <text:p>21.164004345657</text:p>
              </table:table-cell>
              <table:table-cell office:value-type="float" office:value="31.0516795700844">
                <text:p>31.0516795700844</text:p>
              </table:table-cell>
              <table:table-cell office:value-type="float" office:value="41.2745551169271">
                <text:p>41.2745551169271</text:p>
              </table:table-cell>
              <table:table-cell office:value-type="float" office:value="52.7732985213216">
                <text:p>52.7732985213216</text:p>
              </table:table-cell>
              <table:table-cell office:value-type="float" office:value="68.0843553876905">
                <text:p>68.0843553876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5.26698844040071">
                <text:p>-5.26698844040071</text:p>
              </table:table-cell>
              <table:table-cell office:value-type="float" office:value="6.09356206734078">
                <text:p>6.09356206734078</text:p>
              </table:table-cell>
              <table:table-cell office:value-type="float" office:value="15.3623106507032">
                <text:p>15.3623106507032</text:p>
              </table:table-cell>
              <table:table-cell office:value-type="float" office:value="23.8348386709346">
                <text:p>23.8348386709346</text:p>
              </table:table-cell>
              <table:table-cell office:value-type="float" office:value="32.1465773832226">
                <text:p>32.1465773832226</text:p>
              </table:table-cell>
              <table:table-cell office:value-type="float" office:value="40.7739355848275">
                <text:p>40.7739355848275</text:p>
              </table:table-cell>
              <table:table-cell office:value-type="float" office:value="50.3001333460386">
                <text:p>50.3001333460386</text:p>
              </table:table-cell>
              <table:table-cell office:value-type="float" office:value="61.9406648282345">
                <text:p>61.9406648282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.33795035608117">
                <text:p>4.33795035608117</text:p>
              </table:table-cell>
              <table:table-cell office:value-type="float" office:value="12.4636576754174">
                <text:p>12.4636576754174</text:p>
              </table:table-cell>
              <table:table-cell office:value-type="float" office:value="19.6511602910623">
                <text:p>19.6511602910623</text:p>
              </table:table-cell>
              <table:table-cell office:value-type="float" office:value="26.5456376669584">
                <text:p>26.5456376669584</text:p>
              </table:table-cell>
              <table:table-cell office:value-type="float" office:value="33.4972747619741">
                <text:p>33.4972747619741</text:p>
              </table:table-cell>
              <table:table-cell office:value-type="float" office:value="40.7957689777112">
                <text:p>40.7957689777112</text:p>
              </table:table-cell>
              <table:table-cell office:value-type="float" office:value="48.8061664115951">
                <text:p>48.8061664115951</text:p>
              </table:table-cell>
              <table:table-cell office:value-type="float" office:value="58.2078071819606">
                <text:p>58.2078071819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.2416280244789">
                <text:p>13.2416280244789</text:p>
              </table:table-cell>
              <table:table-cell office:value-type="float" office:value="18.5194736176019">
                <text:p>18.5194736176019</text:p>
              </table:table-cell>
              <table:table-cell office:value-type="float" office:value="23.8348386709346">
                <text:p>23.8348386709346</text:p>
              </table:table-cell>
              <table:table-cell office:value-type="float" office:value="29.3096340608235">
                <text:p>29.3096340608235</text:p>
              </table:table-cell>
              <table:table-cell office:value-type="float" office:value="35.0547030547202">
                <text:p>35.0547030547202</text:p>
              </table:table-cell>
              <table:table-cell office:value-type="float" office:value="41.2094444321726">
                <text:p>41.2094444321726</text:p>
              </table:table-cell>
              <table:table-cell office:value-type="float" office:value="47.9892601359259">
                <text:p>47.9892601359259</text:p>
              </table:table-cell>
              <table:table-cell office:value-type="float" office:value="55.7969631765123">
                <text:p>55.7969631765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1.8201725574887">
                <text:p>21.8201725574887</text:p>
              </table:table-cell>
              <table:table-cell office:value-type="float" office:value="24.4177425856667">
                <text:p>24.4177425856667</text:p>
              </table:table-cell>
              <table:table-cell office:value-type="float" office:value="27.9804765885292">
                <text:p>27.9804765885292</text:p>
              </table:table-cell>
              <table:table-cell office:value-type="float" office:value="32.1407679577742">
                <text:p>32.1407679577742</text:p>
              </table:table-cell>
              <table:table-cell office:value-type="float" office:value="36.7881640116128">
                <text:p>36.7881640116128</text:p>
              </table:table-cell>
              <table:table-cell office:value-type="float" office:value="41.9307305745128">
                <text:p>41.9307305745128</text:p>
              </table:table-cell>
              <table:table-cell office:value-type="float" office:value="47.6703613957338">
                <text:p>47.6703613957338</text:p>
              </table:table-cell>
              <table:table-cell office:value-type="float" office:value="54.2435703758798">
                <text:p>54.2435703758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.3884162205109">
                <text:p>30.3884162205109</text:p>
              </table:table-cell>
              <table:table-cell office:value-type="float" office:value="30.2911682439592">
                <text:p>30.2911682439592</text:p>
              </table:table-cell>
              <table:table-cell office:value-type="float" office:value="32.1465773832226">
                <text:p>32.1465773832226</text:p>
              </table:table-cell>
              <table:table-cell office:value-type="float" office:value="35.0547030547202">
                <text:p>35.0547030547202</text:p>
              </table:table-cell>
              <table:table-cell office:value-type="float" office:value="38.6792619178173">
                <text:p>38.6792619178173</text:p>
              </table:table-cell>
              <table:table-cell office:value-type="float" office:value="42.9037407602967">
                <text:p>42.9037407602967</text:p>
              </table:table-cell>
              <table:table-cell office:value-type="float" office:value="47.7355355266541">
                <text:p>47.7355355266541</text:p>
              </table:table-cell>
              <table:table-cell office:value-type="float" office:value="53.2982904614783">
                <text:p>53.2982904614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9.2900537009778">
                <text:p>39.2900537009778</text:p>
              </table:table-cell>
              <table:table-cell office:value-type="float" office:value="36.2707424892334">
                <text:p>36.2707424892334</text:p>
              </table:table-cell>
              <table:table-cell office:value-type="float" office:value="36.3902030559504">
                <text:p>36.3902030559504</text:p>
              </table:table-cell>
              <table:table-cell office:value-type="float" office:value="38.0699644493468">
                <text:p>38.0699644493468</text:p>
              </table:table-cell>
              <table:table-cell office:value-type="float" office:value="40.718544546292">
                <text:p>40.718544546292</text:p>
              </table:table-cell>
              <table:table-cell office:value-type="float" office:value="44.091063519873">
                <text:p>44.091063519873</text:p>
              </table:table-cell>
              <table:table-cell office:value-type="float" office:value="48.1089201395445">
                <text:p>48.1089201395445</text:p>
              </table:table-cell>
              <table:table-cell office:value-type="float" office:value="52.8104925852939">
                <text:p>52.8104925852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9.0364638901312">
                <text:p>49.0364638901312</text:p>
              </table:table-cell>
              <table:table-cell office:value-type="float" office:value="42.5101040233241">
                <text:p>42.5101040233241</text:p>
              </table:table-cell>
              <table:table-cell office:value-type="float" office:value="40.7739355848275">
                <text:p>40.7739355848275</text:p>
              </table:table-cell>
              <table:table-cell office:value-type="float" office:value="41.2094444321726">
                <text:p>41.2094444321726</text:p>
              </table:table-cell>
              <table:table-cell office:value-type="float" office:value="42.9037407602967">
                <text:p>42.9037407602967</text:p>
              </table:table-cell>
              <table:table-cell office:value-type="float" office:value="45.4681005766965">
                <text:p>45.4681005766965</text:p>
              </table:table-cell>
              <table:table-cell office:value-type="float" office:value="48.7386330301045">
                <text:p>48.7386330301045</text:p>
              </table:table-cell>
              <table:table-cell office:value-type="float" office:value="52.6824745583348">
                <text:p>52.6824745583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60.7472350551663">
                <text:p>60.7472350551663</text:p>
              </table:table-cell>
              <table:table-cell office:value-type="float" office:value="49.2263514345918">
                <text:p>49.2263514345918</text:p>
              </table:table-cell>
              <table:table-cell office:value-type="float" office:value="45.3749301685624">
                <text:p>45.3749301685624</text:p>
              </table:table-cell>
              <table:table-cell office:value-type="float" office:value="44.5026374141229">
                <text:p>44.5026374141229</text:p>
              </table:table-cell>
              <table:table-cell office:value-type="float" office:value="45.2390819033641">
                <text:p>45.2390819033641</text:p>
              </table:table-cell>
              <table:table-cell office:value-type="float" office:value="47.0197651200529">
                <text:p>47.0197651200529</text:p>
              </table:table-cell>
              <table:table-cell office:value-type="float" office:value="49.5888686660939">
                <text:p>49.5888686660939</text:p>
              </table:table-cell>
              <table:table-cell office:value-type="float" office:value="52.8479714789375">
                <text:p>52.847971478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0.414693728315">
                <text:p>80.414693728315</text:p>
              </table:table-cell>
              <table:table-cell office:value-type="float" office:value="56.7986385437475">
                <text:p>56.7986385437475</text:p>
              </table:table-cell>
              <table:table-cell office:value-type="float" office:value="50.3001333460386">
                <text:p>50.3001333460386</text:p>
              </table:table-cell>
              <table:table-cell office:value-type="float" office:value="47.9892601359259">
                <text:p>47.9892601359259</text:p>
              </table:table-cell>
              <table:table-cell office:value-type="float" office:value="47.7355355266541">
                <text:p>47.7355355266541</text:p>
              </table:table-cell>
              <table:table-cell office:value-type="float" office:value="48.7386330301045">
                <text:p>48.7386330301045</text:p>
              </table:table-cell>
              <table:table-cell office:value-type="float" office:value="50.6352593879303">
                <text:p>50.6352593879303</text:p>
              </table:table-cell>
              <table:table-cell office:value-type="float" office:value="53.2608581904829">
                <text:p>53.2608581904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66.1238168068632">
                <text:p>66.1238168068632</text:p>
              </table:table-cell>
              <table:table-cell office:value-type="float" office:value="55.7179369736452">
                <text:p>55.7179369736452</text:p>
              </table:table-cell>
              <table:table-cell office:value-type="float" office:value="51.7256223685919">
                <text:p>51.7256223685919</text:p>
              </table:table-cell>
              <table:table-cell office:value-type="float" office:value="50.4120533867527">
                <text:p>50.4120533867527</text:p>
              </table:table-cell>
              <table:table-cell office:value-type="float" office:value="50.6241116085608">
                <text:p>50.6241116085608</text:p>
              </table:table-cell>
              <table:table-cell office:value-type="float" office:value="51.862115862001">
                <text:p>51.862115862001</text:p>
              </table:table-cell>
              <table:table-cell office:value-type="float" office:value="53.888749780513">
                <text:p>53.88874978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2.1278572810073">
                <text:p>82.1278572810073</text:p>
              </table:table-cell>
              <table:table-cell office:value-type="float" office:value="61.9406648282345">
                <text:p>61.9406648282345</text:p>
              </table:table-cell>
              <table:table-cell office:value-type="float" office:value="55.7969631765123">
                <text:p>55.7969631765123</text:p>
              </table:table-cell>
              <table:table-cell office:value-type="float" office:value="53.2982904614783">
                <text:p>53.2982904614783</text:p>
              </table:table-cell>
              <table:table-cell office:value-type="float" office:value="52.6824745583348">
                <text:p>52.6824745583348</text:p>
              </table:table-cell>
              <table:table-cell office:value-type="float" office:value="53.2608581904829">
                <text:p>53.2608581904829</text:p>
              </table:table-cell>
              <table:table-cell office:value-type="float" office:value="54.7092101578955">
                <text:p>54.7092101578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7279451577039">
                <text:p>69.7279451577039</text:p>
              </table:table-cell>
              <table:table-cell office:value-type="float" office:value="60.344564386458">
                <text:p>60.344564386458</text:p>
              </table:table-cell>
              <table:table-cell office:value-type="float" office:value="56.4399359808118">
                <text:p>56.4399359808118</text:p>
              </table:table-cell>
              <table:table-cell office:value-type="float" office:value="54.9278513446925">
                <text:p>54.9278513446925</text:p>
              </table:table-cell>
              <table:table-cell office:value-type="float" office:value="54.8293080758315">
                <text:p>54.8293080758315</text:p>
              </table:table-cell>
              <table:table-cell office:value-type="float" office:value="55.7074819184033">
                <text:p>55.7074819184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880561417911">
                <text:p>83.2880561417911</text:p>
              </table:table-cell>
              <table:table-cell office:value-type="float" office:value="65.6376963625342">
                <text:p>65.6376963625342</text:p>
              </table:table-cell>
              <table:table-cell office:value-type="float" office:value="59.9094785948257">
                <text:p>59.9094785948257</text:p>
              </table:table-cell>
              <table:table-cell office:value-type="float" office:value="57.384578257833">
                <text:p>57.384578257833</text:p>
              </table:table-cell>
              <table:table-cell office:value-type="float" office:value="56.5717382294597">
                <text:p>56.5717382294597</text:p>
              </table:table-cell>
              <table:table-cell office:value-type="float" office:value="56.8751980960404">
                <text:p>56.8751980960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393843779823">
                <text:p>72.3393843779823</text:p>
              </table:table-cell>
              <table:table-cell office:value-type="float" office:value="63.8302399396064">
                <text:p>63.8302399396064</text:p>
              </table:table-cell>
              <table:table-cell office:value-type="float" office:value="60.0919377182041">
                <text:p>60.0919377182041</text:p>
              </table:table-cell>
              <table:table-cell office:value-type="float" office:value="58.4997773639241">
                <text:p>58.4997773639241</text:p>
              </table:table-cell>
              <table:table-cell office:value-type="float" office:value="58.2098221909383">
                <text:p>58.2098221909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1345043669174">
                <text:p>84.1345043669174</text:p>
              </table:table-cell>
              <table:table-cell office:value-type="float" office:value="68.4404698796848">
                <text:p>68.4404698796848</text:p>
              </table:table-cell>
              <table:table-cell office:value-type="float" office:value="63.1138333452466">
                <text:p>63.1138333452466</text:p>
              </table:table-cell>
              <table:table-cell office:value-type="float" office:value="60.6345523475447">
                <text:p>60.6345523475447</text:p>
              </table:table-cell>
              <table:table-cell office:value-type="float" office:value="59.7147482984957">
                <text:p>59.7147482984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303226352554">
                <text:p>74.3303226352554</text:p>
              </table:table-cell>
              <table:table-cell office:value-type="float" office:value="66.5604793884224">
                <text:p>66.5604793884224</text:p>
              </table:table-cell>
              <table:table-cell office:value-type="float" office:value="63.0110103923291">
                <text:p>63.0110103923291</text:p>
              </table:table-cell>
              <table:table-cell office:value-type="float" office:value="61.4001675185895">
                <text:p>61.4001675185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